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1.256cm" fo:padding-top="0.145cm" fo:padding-bottom="0.145cm" fo:padding-left="0.27cm" fo:padding-right="0.27cm"/>
      <style:paragraph-properties style:writing-mode="lr-tb"/>
    </style:style>
    <style:style style:name="gr6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0.85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0.85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0.85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0.85cm" fo:padding-top="0.145cm" fo:padding-bottom="0.145cm" fo:padding-left="0.27cm" fo:padding-right="0.27cm"/>
      <style:paragraph-properties style:writing-mode="lr-tb"/>
    </style:style>
    <style:style style:name="gr3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1.5cm" svg:height="1.5cm" svg:x="4.564cm" svg:y="3.731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5cm" svg:height="1.5cm" svg:x="4.564cm" svg:y="5.231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.5cm" svg:height="1.5cm" svg:x="4.564cm" svg:y="6.731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1.5cm" svg:height="1.5cm" svg:x="4.564cm" svg:y="8.231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xml:id="id1" draw:id="id1" draw:layer="layout" svg:width="1.796cm" svg:height="0.824cm" svg:x="2.294cm" svg:y="3.006cm">
            <text:p text:style-name="P1"><text:span text:style-name="T1">t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3" draw:layer="layout" draw:type="curve" svg:x1="3.192cm" svg:y1="3.83cm" svg:x2="4.564cm" svg:y2="4.481cm" draw:start-shape="id1" draw:start-glue-point="2" draw:end-shape="id2" draw:end-glue-point="3" svg:d="M3192 3830c0 434 457 651 1372 651" svg:viewBox="0 0 1373 652">
            <text:p/>
          </draw:connector>
        </draw:g>
        <draw:g>
          <draw:custom-shape draw:style-name="gr7" draw:text-style-name="P2" xml:id="id3" draw:id="id3" draw:layer="layout" svg:width="1.5cm" svg:height="1.5cm" svg:x="18.287cm" svg:y="8.522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1.5cm" svg:height="1.5cm" svg:x="18.287cm" svg:y="10.022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1.5cm" svg:height="1.5cm" svg:x="18.287cm" svg:y="11.522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1.39cm" svg:height="0.824cm" svg:x="17.647cm" svg:y="6.584cm">
            <text:p text:style-name="P1"><text:span text:style-name="T1">p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3" draw:layer="layout" draw:type="curve" svg:x1="19.037cm" svg:y1="8.522cm" svg:x2="19.787cm" svg:y2="6.272cm" draw:start-shape="id3" draw:start-glue-point="0" draw:end-shape="id4" draw:end-glue-point="3" svg:d="M19037 8522c0-1500 250-2250 750-2250" svg:viewBox="0 0 751 2251">
            <text:p/>
          </draw:connector>
          <draw:custom-shape draw:style-name="gr11" draw:text-style-name="P2" xml:id="id4" draw:id="id4" draw:layer="layout" svg:width="1.5cm" svg:height="1.5cm" svg:x="19.787cm" svg:y="5.522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xml:id="id6" draw:id="id6" draw:layer="layout" svg:width="1.5cm" svg:height="1.5cm" svg:x="10.872cm" svg:y="7.244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1.5cm" svg:height="1.5cm" svg:x="10.872cm" svg:y="8.744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draw:layer="layout" svg:width="1.5cm" svg:height="1.5cm" svg:x="10.872cm" svg:y="10.244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1.39cm" svg:height="0.824cm" svg:x="10.038cm" svg:y="5.306cm">
            <text:p text:style-name="P1"><text:span text:style-name="T1">pus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3" draw:layer="layout" draw:type="curve" svg:x1="12.372cm" svg:y1="4.994cm" svg:x2="11.622cm" svg:y2="7.244cm" draw:start-shape="id5" draw:start-glue-point="3" draw:end-shape="id6" draw:end-glue-point="0" svg:d="M12372 4994c-500 0-750 750-750 2250" svg:viewBox="0 0 751 2251">
            <text:p/>
          </draw:connector>
          <draw:custom-shape draw:style-name="gr16" draw:text-style-name="P2" xml:id="id5" draw:id="id5" draw:layer="layout" svg:width="1.5cm" svg:height="1.5cm" svg:x="12.372cm" svg:y="4.244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17" draw:text-style-name="P2" draw:layer="layout" svg:width="1.5cm" svg:height="1.5cm" svg:x="10.805cm" svg:y="6.746cm">
          <text:p text:style-name="P1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5cm" svg:height="1.5cm" svg:x="10.805cm" svg:y="8.246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.5cm" svg:height="1.5cm" svg:x="10.805cm" svg:y="9.746cm">
          <text:p text:style-name="P1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5cm" svg:height="1.5cm" svg:x="10.805cm" svg:y="11.24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7" draw:id="id7" draw:layer="layout" svg:width="1.5cm" svg:height="1.5cm" svg:x="15.305cm" svg:y="8.246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1.5cm" svg:height="1.5cm" svg:x="15.305cm" svg:y="9.746cm">
          <text:p text:style-name="P1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.5cm" svg:height="1.5cm" svg:x="15.305cm" svg:y="11.24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1.39cm" svg:height="0.824cm" svg:x="14.665cm" svg:y="6.308cm">
          <text:p text:style-name="P1"><text:span text:style-name="T1">p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curve" svg:x1="16.055cm" svg:y1="8.246cm" svg:x2="16.805cm" svg:y2="5.996cm" draw:start-shape="id7" draw:start-glue-point="0" draw:end-shape="id8" draw:end-glue-point="3" svg:d="M16055 8246c0-1500 250-2250 750-2250" svg:viewBox="0 0 751 2251">
          <text:p/>
        </draw:connector>
        <draw:custom-shape draw:style-name="gr25" draw:text-style-name="P2" xml:id="id8" draw:id="id8" draw:layer="layout" svg:width="1.5cm" svg:height="1.5cm" svg:x="16.805cm" svg:y="5.246cm">
          <text:p text:style-name="P1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10" draw:id="id10" draw:layer="layout" svg:width="1.5cm" svg:height="1.5cm" svg:x="6.307cm" svg:y="8.246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.5cm" svg:height="1.5cm" svg:x="6.307cm" svg:y="9.746cm">
          <text:p text:style-name="P1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1.5cm" svg:height="1.5cm" svg:x="6.307cm" svg:y="11.24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39cm" svg:height="0.824cm" svg:x="7.211cm" svg:y="6.085cm">
          <text:p text:style-name="P1"><text:span text:style-name="T1">pu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curve" svg:x1="6.307cm" svg:y1="5.996cm" svg:x2="7.057cm" svg:y2="8.246cm" draw:start-shape="id9" draw:start-glue-point="1" draw:end-shape="id10" draw:end-glue-point="0" svg:d="M6307 5996c500 0 750 750 750 2250" svg:viewBox="0 0 751 2251">
          <text:p/>
        </draw:connector>
        <draw:custom-shape draw:style-name="gr30" draw:text-style-name="P2" xml:id="id9" draw:id="id9" draw:layer="layout" svg:width="1.5cm" svg:height="1.5cm" svg:x="4.807cm" svg:y="5.246cm">
          <text:p text:style-name="P1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5cm" svg:height="1.5cm" svg:x="10.805cm" svg:y="11.24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17T11:09:59.355000000</dc:date>
    <meta:editing-duration>P2DT8H5M15S</meta:editing-duration>
    <meta:editing-cycles>152</meta:editing-cycles>
    <meta:generator>LibreOffice/6.4.5.2$Windows_X86_64 LibreOffice_project/a726b36747cf2001e06b58ad5db1aa3a9a1872d6</meta:generator>
    <meta:document-statistic meta:object-count="38"/>
  </office:meta>
</office:document-meta>
</file>